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2a6099" draw:fill-color="#b4c7dc" draw:textarea-horizontal-align="justify" draw:textarea-vertical-align="middle" draw:auto-grow-height="false" fo:min-height="2.163cm" fo:min-width="5.977cm"/>
    </style:style>
    <style:style style:name="gr2" style:family="graphic" style:parent-style-name="standard">
      <style:graphic-properties draw:textarea-horizontal-align="justify" draw:textarea-vertical-align="middle" draw:auto-grow-height="false" fo:min-height="4.703cm" fo:min-width="7.501cm"/>
    </style:style>
    <style:style style:name="gr3" style:family="graphic" style:parent-style-name="standard">
      <style:graphic-properties svg:stroke-color="#77bc65" draw:fill-color="#81d41a" draw:textarea-horizontal-align="justify" draw:textarea-vertical-align="middle" draw:auto-grow-height="false" fo:min-height="4.703cm" fo:min-width="8.263cm"/>
    </style:style>
    <style:style style:name="gr4" style:family="graphic" style:parent-style-name="standard">
      <style:graphic-properties draw:fill-color="#f6f9d4" draw:textarea-horizontal-align="justify" draw:textarea-vertical-align="middle" draw:auto-grow-height="false" fo:min-height="0.766cm" fo:min-width="6.866cm"/>
    </style:style>
    <style:style style:name="gr5" style:family="graphic" style:parent-style-name="standard">
      <style:graphic-properties draw:fill-color="#81d41a" draw:textarea-horizontal-align="justify" draw:textarea-vertical-align="middle" draw:auto-grow-height="false" fo:min-height="5.973cm" fo:min-width="6.866cm"/>
    </style:style>
    <style:style style:name="gr6" style:family="graphic" style:parent-style-name="standard">
      <style:graphic-properties draw:textarea-horizontal-align="justify" draw:textarea-vertical-align="middle" draw:auto-grow-height="false" fo:min-height="2.29cm" fo:min-width="6.104cm"/>
    </style:style>
    <style:style style:name="gr7" style:family="graphic" style:parent-style-name="standard">
      <style:graphic-properties draw:textarea-horizontal-align="justify" draw:textarea-vertical-align="middle" draw:auto-grow-height="false" fo:min-height="2.417cm" fo:min-width="6.104cm"/>
    </style:style>
    <style:style style:name="gr8" style:family="graphic" style:parent-style-name="standard">
      <style:graphic-properties svg:stroke-color="#2a6099" draw:fill-color="#00a933" draw:textarea-horizontal-align="justify" draw:textarea-vertical-align="middle" draw:auto-grow-height="false" fo:min-height="1.147cm" fo:min-width="1.405cm" draw:shadow="visible" draw:shadow-offset-x="0.106cm" draw:shadow-offset-y="0.106cm"/>
    </style:style>
    <style:style style:name="gr9" style:family="graphic" style:parent-style-name="standard">
      <style:graphic-properties draw:fill-color="#00a933" draw:textarea-horizontal-align="justify" draw:textarea-vertical-align="middle" draw:auto-grow-height="false" fo:min-height="1.147cm" fo:min-width="1.532cm" draw:shadow="visible" draw:shadow-offset-x="0.106cm" draw:shadow-offset-y="0.106cm"/>
    </style:style>
    <style:style style:name="gr10" style:family="graphic" style:parent-style-name="objectwithoutfill">
      <style:graphic-properties draw:marker-end="Arrow" draw:marker-end-width="0.3cm" draw:fill="solid" draw:textarea-vertical-align="middle"/>
    </style:style>
    <style:style style:name="gr11" style:family="graphic" style:parent-style-name="objectwithoutfill">
      <style:graphic-properties draw:marker-end="Arrow" draw:marker-end-width="0.3cm" draw:fill="solid" draw:textarea-vertical-align="middle" draw:shadow="hidden"/>
    </style:style>
    <style:style style:name="gr12" style:family="graphic" style:parent-style-name="standard">
      <style:graphic-properties svg:stroke-color="#ffffff" draw:opacity="50%" draw:opacity-name="" draw:textarea-horizontal-align="justify" draw:textarea-vertical-align="middle" draw:auto-grow-height="false" fo:min-height="8.767cm" fo:min-width="6.612cm"/>
    </style:style>
    <style:style style:name="gr13" style:family="graphic" style:parent-style-name="standard">
      <style:graphic-properties draw:opacity="50%" draw:opacity-name="" draw:textarea-horizontal-align="justify" draw:textarea-vertical-align="middle" draw:auto-grow-height="false" fo:min-height="9.402cm" fo:min-width="7.374cm"/>
    </style:style>
    <style:style style:name="gr14" style:family="graphic" style:parent-style-name="standard">
      <style:graphic-properties draw:marker-end="Arrow" draw:textarea-vertical-align="middle"/>
    </style:style>
    <style:style style:name="gr15" style:family="graphic" style:parent-style-name="objectwithoutfill">
      <style:graphic-properties draw:marker-start="" draw:marker-start-width="0.3cm" draw:marker-end="Arrow" draw:marker-end-width="0.3cm" draw:fill="solid" draw:textarea-vertical-align="middle"/>
    </style:style>
    <style:style style:name="gr16" style:family="graphic" style:parent-style-name="standard">
      <style:graphic-properties draw:stroke="none" svg:stroke-color="#000000" draw:fill="none" draw:fill-color="#ffffff" fo:min-height="0.258cm"/>
    </style:style>
    <style:style style:name="gr17" style:family="graphic" style:parent-style-name="standard">
      <style:graphic-properties draw:stroke="none" svg:stroke-color="#000000" draw:fill="none" draw:fill-color="#ffffff" fo:min-height="2.163cm"/>
    </style:style>
    <style:style style:name="gr18" style:family="graphic" style:parent-style-name="standard">
      <style:graphic-properties draw:stroke="none" svg:stroke-color="#000000" draw:fill="none" draw:fill-color="#ffffff" fo:min-height="3.153cm"/>
    </style:style>
    <style:style style:name="gr19" style:family="graphic" style:parent-style-name="standard">
      <style:graphic-properties draw:stroke="none" svg:stroke-color="#000000" draw:fill="none" draw:fill-color="#ffffff" fo:min-height="1.655cm"/>
    </style:style>
    <style:style style:name="gr20" style:family="graphic" style:parent-style-name="standard">
      <style:graphic-properties draw:stroke="none" svg:stroke-color="#000000" draw:fill="none" draw:fill-color="#ffffff" fo:min-height="1.02cm"/>
    </style:style>
    <style:style style:name="gr21" style:family="graphic" style:parent-style-name="standard">
      <style:graphic-properties draw:stroke="none" svg:stroke-color="#000000" draw:fill="none" draw:fill-color="#ffffff" fo:min-height="2.417cm"/>
    </style:style>
    <style:style style:name="gr22" style:family="graphic" style:parent-style-name="objectwithoutfill">
      <style:graphic-properties svg:stroke-color="#a7074b" draw:marker-start="" draw:marker-end="Arrow" draw:fill="solid" draw:textarea-vertical-align="middle"/>
    </style:style>
    <style:style style:name="gr23" style:family="graphic" style:parent-style-name="standard">
      <style:graphic-properties svg:stroke-color="#a7074b" draw:fill="none" draw:textarea-vertical-align="middle" draw:auto-grow-height="false" fo:min-height="0.835cm" fo:min-width="0cm"/>
    </style:style>
    <style:style style:name="gr24" style:family="graphic" style:parent-style-name="objectwithoutfill">
      <style:graphic-properties svg:stroke-color="#a7074b" draw:marker-end="Arrow" draw:fill="solid" draw:textarea-vertical-align="middle"/>
    </style:style>
    <style:style style:name="gr25" style:family="graphic" style:parent-style-name="standard">
      <style:graphic-properties svg:stroke-color="#a7074b" draw:fill="none" draw:textarea-vertical-align="middle" draw:auto-grow-height="false" fo:min-height="0.474cm" fo:min-width="0cm"/>
    </style:style>
    <style:style style:name="gr26" style:family="graphic" style:parent-style-name="objectwithoutfill">
      <style:graphic-properties svg:stroke-color="#a7074b" draw:marker-start="" draw:marker-start-width="0.3cm" draw:marker-end="Arrow" draw:marker-end-width="0.3cm" draw:fill="solid" draw:textarea-vertical-align="middle"/>
    </style:style>
    <style:style style:name="gr27" style:family="graphic" style:parent-style-name="standard">
      <style:graphic-properties svg:stroke-color="#a7074b" draw:fill="none" draw:textarea-vertical-align="middle" draw:auto-grow-height="false" fo:min-height="0.353cm" fo:min-width="0.097cm"/>
    </style:style>
    <style:style style:name="gr28" style:family="graphic" style:parent-style-name="objectwithoutfill">
      <style:graphic-properties svg:stroke-color="#a7074b" draw:marker-end="Arrow" draw:marker-end-width="0.3cm" draw:fill="solid" draw:textarea-vertical-align="middle"/>
    </style:style>
    <style:style style:name="gr29" style:family="graphic" style:parent-style-name="objectwithoutfill">
      <style:graphic-properties draw:stroke="dash" draw:stroke-dash="Fine_20_Dashed" svg:stroke-color="#a7074b" draw:marker-end="Arrow" draw:fill="solid" draw:textarea-vertical-align="middle"/>
    </style:style>
    <style:style style:name="P1" style:family="paragraph">
      <style:paragraph-properties fo:text-align="center"/>
    </style:style>
    <style:style style:name="P2" style:family="paragraph">
      <loext:graphic-properties draw:fill-color="#b4c7dc"/>
      <style:paragraph-properties fo:text-align="center"/>
    </style:style>
    <style:style style:name="P3" style:family="paragraph">
      <loext:graphic-properties draw:fill-color="#81d41a"/>
      <style:paragraph-properties fo:text-align="center"/>
    </style:style>
    <style:style style:name="P4" style:family="paragraph">
      <loext:graphic-properties draw:fill-color="#f6f9d4"/>
      <style:paragraph-properties fo:text-align="center"/>
    </style:style>
    <style:style style:name="P5" style:family="paragraph">
      <loext:graphic-properties draw:fill-color="#00a933"/>
      <style:paragraph-properties fo:text-align="center"/>
    </style:style>
    <style:style style:name="P6" style:family="paragraph">
      <loext:graphic-properties draw:fill="solid"/>
      <style:paragraph-properties fo:text-align="center"/>
    </style:style>
    <style:style style:name="P7" style:family="paragraph">
      <loext:graphic-properties draw:opacity="50%"/>
      <style:paragraph-properties fo:text-align="center"/>
    </style:style>
    <style:style style:name="P8" style:family="paragraph">
      <style:text-properties fo:font-size="10pt"/>
    </style:style>
    <style:style style:name="P9" style:family="paragraph">
      <loext:graphic-properties draw:fill="none" draw:fill-color="#ffffff"/>
      <style:text-properties fo:font-size="10pt"/>
    </style:style>
    <style:style style:name="P10" style:family="paragraph">
      <style:text-properties fo:color="#861141" fo:font-size="10pt"/>
    </style:style>
    <style:style style:name="P11" style:family="paragraph">
      <loext:graphic-properties draw:fill="none" draw:fill-color="#ffffff"/>
      <style:text-properties fo:color="#861141" fo:font-size="10pt"/>
    </style:style>
    <style:style style:name="P12" style:family="paragraph">
      <style:paragraph-properties fo:margin-left="0cm" fo:margin-right="0cm" fo:margin-top="0cm" fo:margin-bottom="0cm" fo:line-height="100%" fo:text-indent="0cm"/>
    </style:style>
    <style:style style:name="P13" style:family="paragraph">
      <loext:graphic-properties draw:fill="none" draw:fill-color="#ffffff"/>
    </style:style>
    <style:style style:name="P14" style:family="paragraph">
      <style:text-properties fo:color="#8d1d75" fo:font-size="10pt"/>
    </style:style>
    <style:style style:name="P15" style:family="paragraph">
      <loext:graphic-properties draw:fill="none" draw:fill-color="#ffffff"/>
      <style:text-properties fo:color="#8d1d75" fo:font-size="10pt"/>
    </style:style>
    <style:style style:name="P16" style:family="paragraph">
      <style:text-properties fo:color="#a7074b" fo:font-size="10pt"/>
    </style:style>
    <style:style style:name="P17" style:family="paragraph">
      <loext:graphic-properties draw:fill="none" draw:fill-color="#ffffff"/>
      <style:text-properties fo:color="#a7074b" fo:font-size="10pt"/>
    </style:style>
    <style:style style:name="P18" style:family="paragraph">
      <loext:graphic-properties draw:fill="none"/>
      <style:paragraph-properties fo:text-align="center"/>
    </style:style>
    <style:style style:name="T1" style:family="text">
      <style:text-properties fo:color="#861141" style:font-size-asian="12pt" style:font-size-complex="12pt"/>
    </style:style>
    <style:style style:name="T2" style:family="text">
      <style:text-properties style:font-size-asian="12pt" style:font-size-complex="12pt"/>
    </style:style>
    <style:style style:name="T3" style:family="text">
      <style:text-properties fo:color="#a7074b" fo:font-size="10pt" style:font-size-asian="10pt" style:font-size-complex="10pt"/>
    </style:style>
    <style:style style:name="T4" style:family="text">
      <style:text-properties fo:color="#861141" fo:font-size="10pt" style:font-size-asian="12pt" style:font-size-complex="12pt"/>
    </style:style>
    <style:style style:name="T5" style:family="text">
      <style:text-properties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6.477cm" svg:height="2.413cm" svg:x="7.731cm" svg:y="1.635cm">
          <text:p text:style-name="P1">APP</text:p>
          <draw:enhanced-geometry svg:viewBox="0 0 21600 21600" draw:type="rectangle" draw:enhanced-path="M 0 0 L 21600 0 21600 21600 0 21600 0 0 Z N"/>
        </draw:custom-shape>
        <draw:custom-shape draw:style-name="gr2" draw:text-style-name="P1" xml:id="id2" draw:id="id2" draw:layer="layout" svg:width="8.001cm" svg:height="4.953cm" svg:x="1.762cm" svg:y="5.318cm">
          <text:p text:style-name="P1">INTERACTION</text:p>
          <text:p text:style-name="P1">PANEL</text:p>
          <draw:enhanced-geometry svg:viewBox="0 0 21600 21600" draw:type="rectangle" draw:enhanced-path="M 0 0 L 21600 0 21600 21600 0 21600 0 0 Z N"/>
        </draw:custom-shape>
        <draw:custom-shape draw:style-name="gr3" draw:text-style-name="P3" xml:id="id3" draw:id="id3" draw:layer="layout" svg:width="8.763cm" svg:height="4.953cm" svg:x="10.652cm" svg:y="5.318cm">
          <text:p text:style-name="P1">SCHEDULE</text:p>
          <draw:enhanced-geometry svg:viewBox="0 0 21600 21600" draw:type="rectangle" draw:enhanced-path="M 0 0 L 21600 0 21600 21600 0 21600 0 0 Z N"/>
        </draw:custom-shape>
        <draw:custom-shape draw:style-name="gr4" draw:text-style-name="P4" draw:layer="layout" svg:width="7.366cm" svg:height="1.016cm" svg:x="11.287cm" svg:y="11.541cm">
          <text:p text:style-name="P1">Header</text:p>
          <draw:enhanced-geometry svg:viewBox="0 0 21600 21600" draw:type="rectangle" draw:enhanced-path="M 0 0 L 21600 0 21600 21600 0 21600 0 0 Z N"/>
        </draw:custom-shape>
        <draw:custom-shape draw:style-name="gr5" draw:text-style-name="P3" draw:layer="layout" svg:width="7.366cm" svg:height="6.223cm" svg:x="11.287cm" svg:y="12.938cm">
          <text:p text:style-name="P1">Body</text:p>
          <draw:enhanced-geometry svg:viewBox="0 0 21600 21600" draw:type="rectangle" draw:enhanced-path="M 0 0 L 21600 0 21600 21600 0 21600 0 0 Z N"/>
        </draw:custom-shape>
        <draw:custom-shape draw:style-name="gr4" draw:text-style-name="P4" draw:layer="layout" svg:width="7.366cm" svg:height="1.016cm" svg:x="11.287cm" svg:y="19.669cm">
          <text:p text:style-name="P1">Footer</text:p>
          <draw:enhanced-geometry svg:viewBox="0 0 21600 21600" draw:type="rectangle" draw:enhanced-path="M 0 0 L 21600 0 21600 21600 0 21600 0 0 Z N"/>
        </draw:custom-shape>
        <draw:custom-shape draw:style-name="gr6" draw:text-style-name="P1" draw:layer="layout" svg:width="6.604cm" svg:height="2.54cm" svg:x="2.524cm" svg:y="11.541cm">
          <text:p text:style-name="P1">Work hours input</text:p>
          <draw:enhanced-geometry svg:viewBox="0 0 21600 21600" draw:type="rectangle" draw:enhanced-path="M 0 0 L 21600 0 21600 21600 0 21600 0 0 Z N"/>
        </draw:custom-shape>
        <draw:custom-shape draw:style-name="gr6" draw:text-style-name="P1" draw:layer="layout" svg:width="6.604cm" svg:height="2.54cm" svg:x="2.524cm" svg:y="14.462cm">
          <text:p text:style-name="P1">Day parameters input</text:p>
          <draw:enhanced-geometry svg:viewBox="0 0 21600 21600" draw:type="rectangle" draw:enhanced-path="M 0 0 L 21600 0 21600 21600 0 21600 0 0 Z N"/>
        </draw:custom-shape>
        <draw:custom-shape draw:style-name="gr7" draw:text-style-name="P1" draw:layer="layout" svg:width="6.604cm" svg:height="2.667cm" svg:x="2.524cm" svg:y="17.383cm">
          <text:p text:style-name="P1">Target month input</text:p>
          <draw:enhanced-geometry svg:viewBox="0 0 21600 21600" draw:type="rectangle" draw:enhanced-path="M 0 0 L 21600 0 21600 21600 0 21600 0 0 Z N"/>
        </draw:custom-shape>
        <draw:custom-shape draw:style-name="gr8" draw:text-style-name="P5" draw:layer="layout" svg:width="1.905cm" svg:height="1.397cm" svg:x="11.795cm" svg:y="13.446cm">
          <text:p text:style-name="P1">Days</text:p>
          <draw:enhanced-geometry svg:viewBox="0 0 21600 21600" draw:type="rectangle" draw:enhanced-path="M 0 0 L 21600 0 21600 21600 0 21600 0 0 Z N"/>
        </draw:custom-shape>
        <draw:custom-shape draw:style-name="gr9" draw:text-style-name="P5" draw:layer="layout" svg:width="2.032cm" svg:height="1.397cm" svg:x="14.081cm" svg:y="13.446cm">
          <text:p text:style-name="P1">Days</text:p>
          <draw:enhanced-geometry svg:viewBox="0 0 21600 21600" draw:type="rectangle" draw:enhanced-path="M 0 0 L 21600 0 21600 21600 0 21600 0 0 Z N"/>
        </draw:custom-shape>
        <draw:custom-shape draw:style-name="gr9" draw:text-style-name="P5" draw:layer="layout" svg:width="2.032cm" svg:height="1.397cm" svg:x="16.367cm" svg:y="13.446cm">
          <text:p text:style-name="P1">Days</text:p>
          <draw:enhanced-geometry svg:viewBox="0 0 21600 21600" draw:type="rectangle" draw:enhanced-path="M 0 0 L 21600 0 21600 21600 0 21600 0 0 Z N"/>
        </draw:custom-shape>
        <draw:line draw:style-name="gr10" draw:text-style-name="P6" draw:layer="layout" svg:x1="5.826cm" svg:y1="10.271cm" svg:x2="5.826cm" svg:y2="11.287cm">
          <text:p/>
        </draw:line>
        <draw:line draw:style-name="gr11" draw:text-style-name="P6" draw:layer="layout" svg:x1="14.97cm" svg:y1="10.271cm" svg:x2="14.97cm" svg:y2="11.287cm">
          <text:p/>
        </draw:line>
        <draw:custom-shape draw:style-name="gr12" draw:text-style-name="P7" draw:layer="layout" svg:width="7.112cm" svg:height="9.017cm" svg:x="2.27cm" svg:y="11.287cm">
          <text:p/>
          <draw:enhanced-geometry svg:viewBox="0 0 21600 21600" draw:type="rectangle" draw:enhanced-path="M 0 0 L 21600 0 21600 21600 0 21600 0 0 Z N"/>
        </draw:custom-shape>
        <draw:custom-shape draw:style-name="gr13" draw:text-style-name="P7" draw:layer="layout" svg:width="7.874cm" svg:height="9.652cm" svg:x="11.033cm" svg:y="11.287cm">
          <text:p/>
          <draw:enhanced-geometry svg:viewBox="0 0 21600 21600" draw:type="rectangle" draw:enhanced-path="M 0 0 L 21600 0 21600 21600 0 21600 0 0 Z N"/>
        </draw:custom-shape>
        <draw:connector draw:style-name="gr14" draw:text-style-name="P1" draw:layer="layout" svg:x1="10.969cm" svg:y1="4.048cm" svg:x2="5.762cm" svg:y2="5.318cm" draw:start-shape="id1" draw:start-glue-point="2" draw:end-shape="id2" draw:end-glue-point="0" svg:d="M10969 4048v634h-5207v636" svg:viewBox="0 0 5208 1271">
          <text:p/>
        </draw:connector>
        <draw:connector draw:style-name="gr15" draw:text-style-name="P6" draw:layer="layout" svg:x1="10.969cm" svg:y1="4.048cm" svg:x2="15.033cm" svg:y2="5.318cm" draw:start-shape="id1" draw:start-glue-point="2" draw:end-shape="id3" svg:d="M10969 4048v634h4064v636" svg:viewBox="0 0 4065 1271">
          <text:p/>
        </draw:connector>
        <draw:frame draw:style-name="gr16" draw:text-style-name="P9" draw:layer="layout" svg:width="2.921cm" svg:height="0.645cm" svg:x="15.732cm" svg:y="19.796cm">
          <draw:text-box>
            <text:p text:style-name="P8"><text:span text:style-name="T1">hoursPerMonth</text:span></text:p>
          </draw:text-box>
        </draw:frame>
        <draw:frame draw:style-name="gr17" draw:text-style-name="P11" draw:layer="layout" svg:width="5.461cm" svg:height="2.615cm" svg:x="11.541cm" svg:y="15.097cm">
          <draw:text-box>
            <text:p text:style-name="P10"><text:span text:style-name="T2">Weekend,</text:span></text:p>
            <text:p text:style-name="P10"><text:span text:style-name="T2">DateWeekDay,</text:span></text:p>
            <text:p text:style-name="P10"><text:span text:style-name="T2">DayOff,</text:span></text:p>
            <text:p text:style-name="P10"><text:span text:style-name="T2">WorkHoursWithScatter,</text:span></text:p>
            <text:p text:style-name="P10"><text:span text:style-name="T2">switchDayoff()</text:span></text:p>
            <text:p text:style-name="P10"/>
          </draw:text-box>
        </draw:frame>
        <draw:frame draw:style-name="gr17" draw:text-style-name="P11" draw:layer="layout" svg:width="5.461cm" svg:height="2.615cm" svg:x="11.542cm" svg:y="15.098cm">
          <draw:text-box>
            <text:p text:style-name="P10"><text:span text:style-name="T2">Weekend,</text:span></text:p>
            <text:p text:style-name="P10"><text:span text:style-name="T2">DateWeekDay,</text:span></text:p>
            <text:p text:style-name="P10"><text:span text:style-name="T2">DayOff,</text:span></text:p>
            <text:p text:style-name="P10"><text:span text:style-name="T2">WorkHoursWithScatter,</text:span></text:p>
            <text:p text:style-name="P10"><text:span text:style-name="T2">switchDayoff()</text:span></text:p>
            <text:p text:style-name="P10"/>
          </draw:text-box>
        </draw:frame>
        <draw:frame draw:style-name="gr17" draw:text-style-name="P11" draw:layer="layout" svg:width="5.461cm" svg:height="2.615cm" svg:x="11.542cm" svg:y="15.098cm">
          <draw:text-box>
            <text:p text:style-name="P10"><text:span text:style-name="T2">Weekend,</text:span></text:p>
            <text:p text:style-name="P10"><text:span text:style-name="T2">DateWeekDay,</text:span></text:p>
            <text:p text:style-name="P10"><text:span text:style-name="T2">DayOff,</text:span></text:p>
            <text:p text:style-name="P10"><text:span text:style-name="T2">WorkHoursWithScatter,</text:span></text:p>
            <text:p text:style-name="P10"><text:span text:style-name="T2">switchDayoff()</text:span></text:p>
            <text:p text:style-name="P10"/>
          </draw:text-box>
        </draw:frame>
        <draw:frame draw:style-name="gr17" draw:text-style-name="P11" draw:layer="layout" svg:width="5.461cm" svg:height="2.615cm" svg:x="11.542cm" svg:y="15.098cm">
          <draw:text-box>
            <text:p text:style-name="P10"><text:span text:style-name="T2">Weekend,</text:span></text:p>
            <text:p text:style-name="P10"><text:span text:style-name="T2">DateWeekDay,</text:span></text:p>
            <text:p text:style-name="P10"><text:span text:style-name="T2">DayOff,</text:span></text:p>
            <text:p text:style-name="P10"><text:span text:style-name="T2">WorkHoursWithScatter,</text:span></text:p>
            <text:p text:style-name="P10"><text:span text:style-name="T2">switchDayoff()</text:span></text:p>
            <text:p text:style-name="P10"/>
          </draw:text-box>
        </draw:frame>
        <draw:frame draw:style-name="gr17" draw:text-style-name="P11" draw:layer="layout" svg:width="5.461cm" svg:height="2.615cm" svg:x="11.542cm" svg:y="15.098cm">
          <draw:text-box>
            <text:p text:style-name="P10"><text:span text:style-name="T2">Weekend,</text:span></text:p>
            <text:p text:style-name="P10"><text:span text:style-name="T2">DateWeekDay,</text:span></text:p>
            <text:p text:style-name="P10"><text:span text:style-name="T2">DayOff,</text:span></text:p>
            <text:p text:style-name="P10"><text:span text:style-name="T2">WorkHoursWithSca</text:span><text:span text:style-name="T2">tter,</text:span></text:p>
            <text:p text:style-name="P10"><text:span text:style-name="T2">switchDayoff()</text:span></text:p>
            <text:p text:style-name="P10"/>
          </draw:text-box>
        </draw:frame>
        <draw:frame draw:style-name="gr17" draw:text-style-name="P11" draw:layer="layout" svg:width="5.461cm" svg:height="2.615cm" svg:x="11.543cm" svg:y="15.099cm">
          <draw:text-box>
            <text:p text:style-name="P10"><text:span text:style-name="T2">Weekend,</text:span></text:p>
            <text:p text:style-name="P10"><text:span text:style-name="T2">DateWeekDay,</text:span></text:p>
            <text:p text:style-name="P10"><text:span text:style-name="T2">DayOff,</text:span></text:p>
            <text:p text:style-name="P10"><text:span text:style-name="T2">WorkHoursWithScatter,</text:span></text:p>
            <text:p text:style-name="P10"><text:span text:style-name="T2">switchDayoff()</text:span></text:p>
            <text:p text:style-name="P10"/>
          </draw:text-box>
        </draw:frame>
        <draw:frame draw:style-name="gr18" draw:text-style-name="P13" draw:layer="layout" svg:width="5.715cm" svg:height="3.403cm" svg:x="10.779cm" svg:y="5.471cm">
          <draw:text-box>
            <text:p><text:span text:style-name="T3">Days:</text:span></text:p>
            <text:p text:style-name="P12"><text:span text:style-name="T4"><text:tab/></text:span><text:span text:style-name="T4">Weekend,</text:span></text:p>
            <text:p text:style-name="P12"><text:span text:style-name="T4"><text:tab/></text:span><text:span text:style-name="T4">DateWeekDay,</text:span></text:p>
            <text:p text:style-name="P12"><text:span text:style-name="T4"><text:tab/></text:span><text:span text:style-name="T4">DayOff,</text:span></text:p>
            <text:p text:style-name="P12"><text:span text:style-name="T4"><text:tab/></text:span><text:span text:style-name="T4">WorkHoursWithScatter,</text:span></text:p>
            <text:p><text:span text:style-name="T4">SwitchDayoff()</text:span></text:p>
            <text:p><text:span text:style-name="T4">hoursPerMonth</text:span></text:p>
            <text:p><text:span text:style-name="T4"/></text:p>
          </draw:text-box>
        </draw:frame>
        <draw:frame draw:style-name="gr19" draw:text-style-name="P15" draw:layer="layout" svg:width="4.953cm" svg:height="1.905cm" svg:x="2.27cm" svg:y="11.287cm">
          <draw:text-box>
            <text:p text:style-name="P14">Input_hpDay</text:p>
            <text:p text:style-name="P14">input_hpWeek</text:p>
            <text:p text:style-name="P14">input_<text:span text:style-name="T5">hpMonth</text:span></text:p>
          </draw:text-box>
        </draw:frame>
        <draw:frame draw:style-name="gr20" draw:text-style-name="P17" draw:layer="layout" svg:width="2.921cm" svg:height="1.27cm" svg:x="2.524cm" svg:y="14.462cm">
          <draw:text-box>
            <text:p text:style-name="P16">input_scatter</text:p>
          </draw:text-box>
        </draw:frame>
        <draw:frame draw:style-name="gr20" draw:text-style-name="P17" draw:layer="layout" svg:width="3.556cm" svg:height="1.27cm" svg:x="2.397cm" svg:y="17.383cm">
          <draw:text-box>
            <text:p text:style-name="P16">input_targMonth</text:p>
            <text:p text:style-name="P16">input_targYear</text:p>
          </draw:text-box>
        </draw:frame>
        <draw:frame draw:style-name="gr21" draw:text-style-name="P17" draw:layer="layout" svg:width="3.81cm" svg:height="2.667cm" svg:x="2.016cm" svg:y="5.572cm">
          <draw:text-box>
            <text:p text:style-name="P16">HoursPerDay</text:p>
            <text:p text:style-name="P16">Scatter</text:p>
            <text:p text:style-name="P16">targetMonth</text:p>
          </draw:text-box>
        </draw:frame>
        <draw:path draw:style-name="gr22" draw:text-style-name="P6" draw:layer="layout" svg:width="3.226cm" svg:height="5.267cm" draw:transform="rotate (2.59931885499515) translate (2.08100774080824cm 12.0253065189399cm)" svg:viewBox="0 0 3227 5268" svg:d="M0 4c312-19 632 29 919 180 248 131 355 381 596 510 222 118 289 350 444 543 147 181 275 335 418 501 132 154 235 322 335 493 119 203 231 411 297 652 56 208 64 386 142 589 70 181-35 400 24 585 104 325 31 629-37 929l-92 171-87 111">
          <text:p/>
        </draw:path>
        <draw:custom-shape draw:style-name="gr23" draw:text-style-name="P18" draw:layer="layout" svg:width="0.254cm" svg:height="1.143cm" svg:x="2.143cm" svg:y="11.4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style-name="gr24" draw:text-style-name="P6" draw:layer="layout" svg:width="5.46cm" svg:height="7.289cm" draw:transform="skewX (-9.35754329474039E-017) rotate (2.62061187186949) translate (2.35074829954674cm 14.8805968491863cm)" svg:viewBox="0 0 5461 7290" svg:d="M0 93c408 132 753-169 1158-74 275 64 477 258 698 419 184 134 355 277 465 477 127 232 271 450 424 672 127 184 227 364 378 527 174 186 278 374 417 560 130 174 369 203 448 449 68 210 233 377 330 574 107 218 228 428 347 639 135 240 275 479 411 717 110 192 303 357 330 574 30 245 100 496 12 718-93 233-373 339-588 471-163 100-273 266-391 415l-4 59">
          <text:p/>
        </draw:path>
        <draw:path draw:style-name="gr24" draw:text-style-name="P6" draw:layer="layout" svg:width="9.163cm" svg:height="6.404cm" draw:transform="rotate (2.15879775179179) translate (1.77627351771966cm 17.9814837993645cm)" svg:viewBox="0 0 9164 6405" svg:d="M0 369c227 26 427-97 601-216 243-168 547-184 811-114 215 56 415 170 597 298 164 115 343 203 513 302 172 100 381 86 565 138 215 62 432 110 614 271 173 153 348 366 578 385 252 21 365 150 546 224 190 78 304 299 578 207 174-59 308 154 453 243 179 109 350 233 524 349 183 122 367 245 550 367s368 245 550 367c157 104 488 127 468 312-43 395-13 632 97 958 82 245 437 282 646 431 149 106 398 153 427 344 37 247 49 516-64 752l110 133-56 262 5 23">
          <text:p/>
        </draw:path>
        <draw:custom-shape draw:style-name="gr25" draw:text-style-name="P18" draw:layer="layout" svg:width="0.254cm" svg:height="0.762cm" svg:x="2.143cm" svg:y="17.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 draw:text-style-name="P18" xml:id="id4" draw:id="id4" draw:layer="layout" svg:width="0.508cm" svg:height="0.762cm" svg:x="4.429cm" svg:y="5.69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26" draw:text-style-name="P6" draw:layer="layout" svg:x1="4.937cm" svg:y1="6.08cm" svg:x2="10.566cm" svg:y2="7.458cm" draw:start-shape="id4" draw:start-glue-point="6" svg:d="M4937 6080h3066v1378h2563" svg:viewBox="0 0 5630 1379">
          <text:p/>
        </draw:connector>
        <draw:connector draw:style-name="gr26" draw:text-style-name="P6" draw:layer="layout" svg:x1="4.937cm" svg:y1="6.08cm" svg:x2="10.517cm" svg:y2="8.218cm" draw:start-shape="id4" draw:start-glue-point="6" svg:d="M4937 6080h3041v2138h2539" svg:viewBox="0 0 5581 2139">
          <text:p/>
        </draw:connector>
        <draw:custom-shape draw:style-name="gr27" draw:text-style-name="P18" draw:layer="layout" svg:width="1.651cm" svg:height="0.635cm" svg:x="10.525cm" svg:y="6.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8" draw:text-style-name="P6" draw:layer="layout" svg:x1="4.302cm" svg:y1="6.715cm" svg:x2="10.525cm" svg:y2="6.461cm">
          <text:p/>
        </draw:line>
        <draw:path draw:style-name="gr29" draw:text-style-name="P6" draw:layer="layout" svg:width="0.878cm" svg:height="0.825cm" draw:transform="rotate (2.72480802821355) translate (1.65301180006772cm 6.77311345177168cm)" svg:viewBox="0 0 879 826" svg:d="M0 39c120 37 232-76 344-26 104 47 230 28 314 106 64 58 135 114 158 205 18 72 102 157 40 227-65 73-177 86-249 155-56 53-131 82-203 112l-19 8">
          <text:p/>
        </draw:path>
        <draw:line draw:style-name="gr28" draw:text-style-name="P6" draw:layer="layout" svg:x1="4.429cm" svg:y1="6.715cm" svg:x2="10.525cm" svg:y2="8.23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marker draw:name="Square" svg:viewBox="0 0 10 10" svg:d="M0 0h10v10h-1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12T22:37:36.014718460</meta:creation-date>
    <dc:date>2019-10-12T23:27:27.169157155</dc:date>
    <meta:editing-duration>PT8M48S</meta:editing-duration>
    <meta:editing-cycles>1</meta:editing-cycles>
    <meta:document-statistic meta:object-count="42"/>
    <meta:generator>LibreOffice/6.2.7.1$Linux_X86_64 LibreOffice_project/20$Build-1</meta:generator>
  </office:meta>
</office:document-meta>
</file>